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jJNFQtnBNKmzqHrTkwJ7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7mTNtzTWBNdJ6BcMFmtNg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nFzWkRqBJ7JFGfdhjM6W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Gz6DtmjFBbmDcHGgpBMH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PGFHcCRgKwhnRLwNtpr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8Rqn8zjtHfGHWGJLwDGk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BLb89dGMFLrQDmfLRWKt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GbkmkJRwwcLrnLBk6bWL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HbccR9JQmLgjqpWnjhdt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8qCjKLNzCfpLMPbTFRQF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9LPpbgPKmqrCDgCLhNB</text:p>
          </table:table-cell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office:value-type="string" calcext:value-type="string">
            <text:p>until the next banned and suspended announcement following Skirmish season 5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PP6WRBqF8Hn8njzkDFw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9jqd9gNcK78FQc6hjtkQ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wbGPHC6MBrJgpFLkDrR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BpJKmpmnfcgQ7Qdgrzc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rrgtgGhqCFDK6QfGdKL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9m87qqgKRC9BDbb77nF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HnPh6HH8GfBN9PPgh7C</text:p>
          </table:table-cell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Oldhim becomes Living Legend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jLjpPDhGJqQ8QzNNKLt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jG7ppGk6n9QhhQTwbGP</text:p>
          </table:table-cell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JrNbn8qd6r9zjDdLfnR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/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8Fqwnfpr9HMrb9FDqKmC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GDcgPP8Lb6gNLDzR78dq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pnw86kWCtTTHRgdRrj8q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RBqMMRQqMkcH7H7CrB8</text:p>
          </table:table-cell>
          <table:table-cell office:value-type="string" calcext:value-type="string">
            <text:p>HFwjczQFRKCgTFHdbjdzW</text:p>
          </table:table-cell>
          <table:table-cell office:value-type="string" calcext:value-type="string">
            <text:p>Hypotherm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zwRQmqDLBFLRPjt6W7Gb</text:p>
          </table:table-cell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/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PwRHWq8jrFpWdCP6NJWh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KzBKLcwkHnbmrDrppTjC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NmdMrNhbQgKkKNzWRMjz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DFMkQtmdm8DBtCkHNk9b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3-03-13T00:00:00.000Z</text:p>
          </table:table-cell>
          <table:table-cell office:value-type="string" calcext:value-type="string">
            <text:p>until the next banned and suspended announcement (May 4, 2023)</text:p>
          </table:table-cell>
          <table:table-cell office:value-type="string" calcext:value-type="string">
            <text:p>https://fabtcg.com/articles/scheduled-banned-and-suspended-announcement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Mn6pNW98FqRQNPtzJ7dr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3-03-13T00:00:00.000Z</text:p>
          </table:table-cell>
          <table:table-cell office:value-type="string" calcext:value-type="string">
            <text:p>until the next banned and suspended announcement (May 4, 2023)</text:p>
          </table:table-cell>
          <table:table-cell office:value-type="string" calcext:value-type="string">
            <text:p>https://fabtcg.com/articles/scheduled-banned-and-suspended-announcement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QBLmtBfhBHK6mBNKwtCH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3-03-13T00:00:00.000Z</text:p>
          </table:table-cell>
          <table:table-cell office:value-type="string" calcext:value-type="string">
            <text:p>until the next banned and suspended announcement (May 4, 2023)</text:p>
          </table:table-cell>
          <table:table-cell office:value-type="string" calcext:value-type="string">
            <text:p>https://fabtcg.com/articles/scheduled-banned-and-suspended-announcement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WKkCRNWCnfCbQtmrJ7Jq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/>
          <table:table-cell office:value-type="string" calcext:value-type="string">
            <text:p>https://fabtcg.com/articles/banned-suspended-may-2023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njFKgm9F7zGFcgj8ggcF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/>
          <table:table-cell office:value-type="string" calcext:value-type="string">
            <text:p>https://fabtcg.com/articles/banned-suspended-may-2023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mKjPkcWDb8mqW9RWJ9LH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/>
          <table:table-cell office:value-type="string" calcext:value-type="string">
            <text:p>https://fabtcg.com/articles/banned-suspended-may-2023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wbfrNBj7DcNmKfCTMbmw</text:p>
          </table:table-cell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/>
          <table:table-cell office:value-type="string" calcext:value-type="string">
            <text:p>https://fabtcg.com/articles/banned-suspended-may-2023/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7RNzk8wmPrFRkKw8JB9G</text:p>
          </table:table-cell>
          <table:table-cell office:value-type="string" calcext:value-type="string">
            <text:p>HFwjczQFRKCgTFHdbjdzW</text:p>
          </table:table-cell>
          <table:table-cell office:value-type="string" calcext:value-type="string">
            <text:p>Hypotherm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/>
          <table:table-cell office:value-type="string" calcext:value-type="string">
            <text:p>https://fabtcg.com/articles/banned-suspended-may-2023/</text:p>
          </table:table-cell>
          <table:table-cell table:number-columns-repeated="1015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2:Sheet1.B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5-04T00:05:12.510883569</dc:date>
    <meta:editing-duration>PT1H36M22S</meta:editing-duration>
    <meta:editing-cycles>79</meta:editing-cycles>
    <meta:generator>LibreOffice/7.4.6.2$MacOSX_AARCH64 LibreOffice_project/5b1f5509c2decdade7fda905e3e1429a67acd63d</meta:generator>
    <meta:document-statistic meta:table-count="1" meta:cell-count="324" meta:object-count="0"/>
  </office:meta>
</office:document-meta>
</file>